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Component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ateComponentMojo.createArchive( File installer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enerateComponentMojo.createUnpackedInstaller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